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DejaVu Sans Mono" fo:font-size="10pt" officeooo:rsid="00115283" officeooo:paragraph-rsid="00115283" style:font-size-asian="10pt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25/02/2016</text:p>
      <text:p text:style-name="P1"></text:p>
      <text:p text:style-name="P1">object definition:</text:p>
      <text:p text:style-name="P1"><text:tab/>Question, Answer, User, Topic, </text:p>
      <text:p text:style-name="P1"></text:p>
      <text:p text:style-name="P1">fields definition:</text:p>
      <text:p text:style-name="P1"></text:p>
      <text:p text:style-name="P1"><text:tab/>Question: {</text:p>
      <text:p text:style-name="P1"><text:tab/><text:tab/>int questionId</text:p>
      <text:p text:style-name="P1"><text:tab/><text:tab/>String title</text:p>
      <text:p text:style-name="P1"><text:tab/><text:tab/>String text</text:p>
      <text:p text:style-name="P1"><text:tab/><text:tab/>String Date</text:p>
      <text:p text:style-name="P1"><text:tab/><text:tab/>String Time</text:p>
      <text:p text:style-name="P1"></text:p>
      <text:p text:style-name="P1"><text:tab/><text:tab/>int userId</text:p>
      <text:p text:style-name="P1"><text:tab/><text:tab/>String nickName</text:p>
      <text:p text:style-name="P1"><text:tab/><text:tab/>String userPhotoUrl</text:p>
      <text:p text:style-name="P1"><text:tab/><text:tab/>int votingScore //Skolko raz </text:p>
      <text:p text:style-name="P1"><text:tab/><text:tab/>float answersAverage</text:p>
      <text:p text:style-name="P1"><text:tab/><text:tab/>float rating</text:p>
      <text:p text:style-name="P1"><text:tab/><text:tab/>Array answers[]</text:p>
      <text:p text:style-name="P1"><text:tab/><text:tab/>Array topics[]</text:p>
      <text:p text:style-name="P1"><text:tab/>}</text:p>
      <text:p text:style-name="P1"></text:p>
      <text:p text:style-name="P1"><text:tab/>Answer: {</text:p>
      <text:p text:style-name="P1"><text:tab/><text:tab/>int answerId;</text:p>
      <text:p text:style-name="P1"><text:tab/><text:tab/>String text;</text:p>
      <text:p text:style-name="P1"><text:tab/><text:tab/>String Date;</text:p>
      <text:p text:style-name="P1"><text:tab/><text:tab/>String Time;</text:p>
      <text:p text:style-name="P1"><text:tab/><text:tab/>int questionId;</text:p>
      <text:p text:style-name="P1"><text:tab/><text:tab/>int userId</text:p>
      <text:p text:style-name="P1"><text:tab/><text:tab/>String nickName</text:p>
      <text:p text:style-name="P1"><text:tab/><text:tab/>String userPhotoUrl</text:p>
      <text:p text:style-name="P1"><text:tab/><text:tab/>int rating</text:p>
      <text:p text:style-name="P1"><text:tab/>}</text:p>
      <text:p text:style-name="P1"></text:p>
      <text:p text:style-name="P1"><text:tab/>UserMini: {</text:p>
      <text:p text:style-name="P1"><text:tab/><text:tab/>int userId</text:p>
      <text:p text:style-name="P1"><text:tab/><text:tab/>String nickName</text:p>
      <text:p text:style-name="P1"><text:tab/><text:tab/>String userPhotoUrl</text:p>
      <text:p text:style-name="P1"><text:tab/><text:tab/>Array topics[]</text:p>
      <text:p text:style-name="P1"><text:tab/><text:tab/>float rating<text:tab/><text:tab/></text:p>
      <text:p text:style-name="P1"><text:tab/>}</text:p>
      <text:p text:style-name="P1"></text:p>
      <text:p text:style-name="P1"><text:tab/>User: {</text:p>
      <text:p text:style-name="P1"><text:tab/><text:tab/>int userId</text:p>
      <text:p text:style-name="P1"><text:tab/><text:tab/>String username</text:p>
      <text:p text:style-name="P1"><text:tab/><text:tab/>String password</text:p>
      <text:p text:style-name="P1"><text:tab/><text:tab/>String nickName</text:p>
      <text:p text:style-name="P1"><text:tab/><text:tab/>String desctription</text:p>
      <text:p text:style-name="P1"><text:tab/><text:tab/>String userPhotoUrl</text:p>
      <text:p text:style-name="P1"><text:tab/><text:tab/>Array topics[]</text:p>
      <text:p text:style-name="P1"><text:tab/><text:tab/>float rating<text:tab/></text:p>
      <text:p text:style-name="P1"></text:p>
      <text:p text:style-name="P1"><text:tab/><text:tab/>Array lastAskedQuestions[]</text:p>
      <text:p text:style-name="P1"><text:tab/><text:tab/>Array lastAnsweredQuestions[]</text:p>
      <text:p text:style-name="P1"><text:tab/><text:tab/>Array lastAnswers[]</text:p>
      <text:p text:style-name="P1"><text:tab/>}</text:p>
      <text:p text:style-name="P1"></text:p>
      <text:p text:style-name="P1"><text:tab/>Topic: {</text:p>
      <text:p text:style-name="P1"><text:tab/><text:tab/>int topicID</text:p>
      <text:p text:style-name="P1"><text:tab/><text:tab/>String: topicName</text:p>
      <text:p text:style-name="P1"><text:tab/><text:tab/>float: Rating</text:p>
      <text:p text:style-name="P1"><text:tab/><text:tab/>int userID //0 is the system</text:p>
      <text:p text:style-name="P1"><text:tab/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shadow="none" fo:background-color="transparent" style:writing-mode="lr-tb" style:footnote-max-height="0in">
        <style:background-image/>
        <style:columns fo:column-count="2" fo:column-gap="0in">
          <style:column style:rel-width="4986*" fo:start-indent="0in" fo:end-indent="0in"/>
          <style:column style:rel-width="4986*" fo:start-indent="0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lya Holtz</meta:initial-creator>
    <meta:creation-date>2016-02-25T20:35:38.351036810</meta:creation-date>
    <meta:printed-by>Ilya Holtz</meta:printed-by>
    <meta:print-date>2016-02-25T20:37:47.505416629</meta:print-date>
    <dc:date>2016-02-25T20:38:38.319389276</dc:date>
    <dc:creator>Ilya Holtz</dc:creator>
    <meta:editing-duration>P0D</meta:editing-duration>
    <meta:editing-cycles>1</meta:editing-cycles>
    <meta:document-statistic meta:table-count="0" meta:image-count="0" meta:object-count="0" meta:page-count="1" meta:paragraph-count="65" meta:word-count="114" meta:character-count="933" meta:non-whitespace-character-count="711"/>
    <meta:generator>LibreOffice/4.2.8.2$Linux_x86 LibreOffice_project/420m0$Build-2</meta:generator>
  </office:meta>
</office:document-meta>
</file>